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26042f" officeooo:paragraph-rsid="00136b50" style:font-weight-asian="bold" style:font-weight-complex="bold"/>
    </style:style>
    <style:style style:name="P2" style:family="paragraph" style:parent-style-name="Standard">
      <style:text-properties fo:font-size="14pt" fo:font-weight="bold" officeooo:rsid="0026042f" officeooo:paragraph-rsid="00136b50" style:font-weight-asian="bold" style:font-weight-complex="bold"/>
    </style:style>
    <style:style style:name="P3" style:family="paragraph" style:parent-style-name="Standard">
      <style:text-properties fo:font-size="14pt" fo:font-weight="normal" officeooo:rsid="002534f3" officeooo:paragraph-rsid="00136b50" style:font-weight-asian="normal" style:font-weight-complex="normal"/>
    </style:style>
    <style:style style:name="P4" style:family="paragraph" style:parent-style-name="Standard">
      <style:text-properties fo:font-size="14pt" fo:font-weight="normal" officeooo:rsid="0026042f" officeooo:paragraph-rsid="00136b50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0bf2f5" officeooo:paragraph-rsid="000bf2f5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officeooo:rsid="001099ec" officeooo:paragraph-rsid="001099ec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weight="bold" officeooo:rsid="00136b50" officeooo:paragraph-rsid="00136b50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fo:font-weight="normal" officeooo:rsid="000ed928" officeooo:paragraph-rsid="000ed928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8pt" fo:font-weight="bold" officeooo:rsid="000b11ca" officeooo:paragraph-rsid="000b11ca" style:font-weight-asian="bold" style:font-weight-complex="bold"/>
    </style:style>
    <style:style style:name="P10" style:family="paragraph" style:parent-style-name="Standard">
      <style:text-properties fo:font-size="18pt" fo:font-weight="bold" officeooo:rsid="002534f3" officeooo:paragraph-rsid="00136b50" style:font-weight-asian="bold" style:font-weight-complex="bold"/>
    </style:style>
    <style:style style:name="T1" style:family="text">
      <style:text-properties fo:font-size="14pt"/>
    </style:style>
    <style:style style:name="T2" style:family="text">
      <style:text-properties fo:font-size="14pt" fo:font-weight="normal" style:font-weight-asian="normal" style:font-weight-complex="normal"/>
    </style:style>
    <style:style style:name="T3" style:family="text">
      <style:text-properties fo:font-size="12pt"/>
    </style:style>
    <style:style style:name="T4" style:family="text">
      <style:text-properties fo:font-size="12pt" officeooo:rsid="00103e9c"/>
    </style:style>
    <style:style style:name="T5" style:family="text">
      <style:text-properties fo:font-size="12pt"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2534f3"/>
    </style:style>
    <style:style style:name="T8" style:family="text">
      <style:text-properties fo:font-size="18pt" officeooo:rsid="002534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Learning : </text:p>
      <text:p text:style-name="P9"/>
      <text:p text:style-name="P5">Objecitve : <text:span text:style-name="T5">is to create a fancy nav bar where, as mouse cursor moves dropdown also moves horizontally.</text:span></text:p>
      <text:p text:style-name="P5"><text:span text:style-name="T1">Basically it is a menu which when you hover over each tab and you follow along hovering over other tabs, the white background behind tab’s dropdown menu follows your movement.</text:span></text:p>
      <text:p text:style-name="P5"><text:span text:style-name="T1"/></text:p>
      <text:p text:style-name="P8"><text:span text:style-name="T1">Make sure that </text:span><text:span text:style-name="T3">: when using flexbox, display : flex ; is appplied on the immediate parent of the</text:span></text:p>
      <text:p text:style-name="P8"><text:span text:style-name="T3">nav element. </text:span><text:span text:style-name="T4">I.e., just outside of the nav button elements.</text:span></text:p>
      <text:p text:style-name="P8"><text:span text:style-name="T4"/></text:p>
      <text:p text:style-name="P6"><text:span text:style-name="T4">F</text:span><text:span text:style-name="T3">irst, </text:span><text:span text:style-name="T5">added tabs of nav bar as list item for nav. Now, inside contents should be wrapped up or hidden &amp; should become visible on hovering over the tag only.</text:span></text:p>
      <text:p text:style-name="P6"><text:span text:style-name="T5"/></text:p>
      <text:p text:style-name="P6"><text:span text:style-name="T5"/></text:p>
      <text:p text:style-name="P7"><text:span text:style-name="T5">Learning from follow along link : </text:span><text:span text:style-name="T7">Cha</text:span><text:span text:style-name="T8">llenge is how to move the highlight only along</text:span></text:p>
      <text:p text:style-name="P10">the links ?</text:p>
      <text:p text:style-name="P3"/>
      <text:p text:style-name="P4">First add event listener to all the link element &amp; attach ‘mouseenter’ event.</text:p>
      <text:p text:style-name="P4">Then, on activation of the event listener, get details of the html element via </text:p>
      <text:p text:style-name="P2">getBoundingClientRect() <text:span text:style-name="T6">-&gt; this gives height, widht, top, left values for html </text:span></text:p>
      <text:p text:style-name="P4">element.</text:p>
      <text:p text:style-name="P4"/>
      <text:p text:style-name="P1"><text:span text:style-name="T5">The </text:span><text:span text:style-name="Strong_20_Emphasis"><text:span text:style-name="T3">Element.getBoundingClientRect()</text:span></text:span><text:span text:style-name="T5"> method returns a </text:span><text:a xlink:type="simple" xlink:href="https://developer.mozilla.org/en-US/docs/Web/API/DOMRect" text:style-name="Internet_20_link" text:visited-style-name="Visited_20_Internet_20_Link"><text:span text:style-name="Source_20_Text"><text:span text:style-name="T5">DOMRect</text:span></text:span></text:a><text:span text:style-name="T5"> object providing information about the size of an element and its position relative to the </text:span><text:a xlink:type="simple" xlink:href="https://developer.mozilla.org/en-US/docs/Glossary/Viewport" text:style-name="Internet_20_link" text:visited-style-name="Visited_20_Internet_20_Link"><text:span text:style-name="T5">viewport</text:span></text:a><text:span text:style-name="T5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26T14:00:51.937859639</meta:creation-date>
    <dc:date>2021-02-26T15:14:50.229030830</dc:date>
    <meta:editing-duration>PT1H13M56S</meta:editing-duration>
    <meta:editing-cycles>8</meta:editing-cycles>
    <meta:generator>LibreOffice/7.0.4.2$Linux_X86_64 LibreOffice_project/1c5f81ee28659974774060c3fe084e73b3bd074b</meta:generator>
    <meta:document-statistic meta:table-count="0" meta:image-count="0" meta:object-count="0" meta:page-count="1" meta:paragraph-count="13" meta:word-count="188" meta:character-count="1099" meta:non-whitespace-character-count="921"/>
  </office:meta>
</office:document-meta>
</file>